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11" office:value-type="string" calcext:value-type="string">
            <text:p>Median -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13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4568" calcext:value-type="float">
            <text:p>456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8" office:value-type="float" office:value="26" calcext:value-type="float">
            <text:p>26</text:p>
          </table:table-cell>
          <table:table-cell table:style-name="ce13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1" calcext:value-type="float">
            <text:p>43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3344" calcext:value-type="float">
            <text:p>33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13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31" calcext:value-type="float">
            <text:p>431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5" office:value-type="float" office:value="122" calcext:value-type="float">
            <text:p>122</text:p>
          </table:table-cell>
        </table:table-row>
      </table:table>
      <table:named-expressions/>
      <table:database-ranges>
        <table:database-range table:name="__Anonymous_Sheet_DB__0" table:target-range-address="Sheet1.A1:Sheet1.D18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Sheet1.F1:Sheet1.H19" table:buttons="Sheet1.F1 Sheet1.G1" table:show-filter-button="false" table:drill-down-on-double-click="false">
          <table:source-cell-range table:cell-range-address="Sheet1.A1:Sheet1.D1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data" table:used-hierarchy="0" table:function="median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430" table:display="true" table:show-details="true"/>
                <table:data-pilot-member table:name="4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00.00.00</text:date>, <text:time style:data-style-name="N2" text:time-value="19:59:08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05:44.836000000</meta:creation-date>
    <dc:date>2016-11-19T20:00:55.145000000</dc:date>
    <meta:editing-duration>PT6M23S</meta:editing-duration>
    <meta:editing-cycles>6</meta:editing-cycles>
    <meta:generator>LibreOfficeDev/5.3.0.0.alpha1$Windows_x86 LibreOffice_project/475e4b477c6d7ae114c3ae51ba4872882af67a68</meta:generator>
    <meta:document-statistic meta:table-count="1" meta:cell-count="116" meta:object-count="0"/>
  </office:meta>
</office:document-meta>
</file>